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D000001211D1074A7.png" manifest:media-type="image/png"/>
  <manifest:file-entry manifest:full-path="Pictures/10000001000001200000011EE64FB1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style:font-name="Liberation Serif"/>
    </style:style>
    <style:style style:name="P5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Use-Case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Eure Aufgabe:</text:span></text:p>
            <text:list text:style-name="L1">
              <text:list-item>
                <text:p text:style-name="P2"><text:span text:style-name="T1">Notiert auf Post-Its, welche Use-Cases ihr schon erfolgreich (oben ankleben) bzw. weniger erfolgreich (unten ankleben) ausprobiert habt.</text:span></text:p>
              </text:list-item>
              <text:list-item>
                <text:p text:style-name="P2"><text:span text:style-name="T1">Anregungen:</text:span></text:p>
                <text:p/>
              </text:list-item>
            </text:list>
          </draw:text-box>
        </draw:frame>
        <draw:frame draw:style-name="gr1" draw:text-style-name="P4" draw:layer="layout" svg:width="7.26cm" svg:height="3.806cm" svg:x="6.138cm" svg:y="11.694cm">
          <draw:text-box>
            <text:p><text:span text:style-name="T1">https://www.scrum.org/resources/blog/top-5-ai-tools-product-owners-april-2025</text:span></text:p>
          </draw:text-box>
        </draw:frame>
        <draw:frame draw:style-name="gr2" draw:text-style-name="P4" draw:layer="layout" svg:width="7.568cm" svg:height="3.5cm" svg:x="19.611cm" svg:y="11.5cm">
          <draw:text-box>
            <text:p><text:span text:style-name="T1">https://hbr.org/2025/04/how-people-are-really-using-gen-ai-in-2025</text:span></text:p>
            <text:p><text:span text:style-name="T2">Die Abbildungen!</text:span></text:p>
          </draw:text-box>
        </draw:frame>
        <draw:frame draw:style-name="gr3" draw:text-style-name="P5" draw:layer="layout" svg:width="2.958cm" svg:height="3cm" svg:x="3.18cm" svg:y="11.694cm">
          <draw:image xlink:href="Pictures/100000010000011D000001211D1074A7.png" xlink:type="simple" xlink:show="embed" xlink:actuate="onLoad" draw:mime-type="image/png">
            <text:p/>
          </draw:image>
        </draw:frame>
        <draw:frame draw:style-name="gr3" draw:text-style-name="P5" draw:layer="layout" svg:width="2.847cm" svg:height="2.827cm" svg:x="16.764cm" svg:y="11.673cm">
          <draw:image xlink:href="Pictures/10000001000001200000011EE64FB1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11:25:07.403171400</meta:creation-date>
    <dc:date>2025-06-17T12:20:44.074689900</dc:date>
    <meta:editing-duration>PT9M49S</meta:editing-duration>
    <meta:editing-cycles>2</meta:editing-cycles>
    <meta:generator>LibreOffice/25.2.4.3$Windows_X86_64 LibreOffice_project/33e196637044ead23f5c3226cde09b47731f7e27</meta:generator>
    <meta:document-statistic meta:object-count="29"/>
  </office:meta>
</office:document-meta>
</file>